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05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0.962cm" svg:x="11.16cm" svg:y="2.27cm">
          <draw:text-box>
            <text:p>X1 &lt; 1</text:p>
          </draw:text-box>
        </draw:frame>
        <draw:line draw:style-name="gr2" draw:text-style-name="P2" draw:layer="layout" svg:x1="13.065cm" svg:y1="3.222cm" svg:x2="13.065cm" svg:y2="4.175cm">
          <text:p/>
        </draw:line>
        <draw:line draw:style-name="gr3" draw:text-style-name="P2" draw:layer="layout" svg:x1="11.477cm" svg:y1="3.222cm" svg:x2="11.477cm" svg:y2="4.175cm">
          <text:p/>
        </draw:line>
        <draw:frame draw:style-name="gr4" draw:text-style-name="P1" draw:layer="layout" svg:width="0.855cm" svg:height="0.962cm" svg:x="12.747cm" svg:y="4.175cm">
          <draw:text-box>
            <text:p>5</text:p>
          </draw:text-box>
        </draw:frame>
        <draw:frame draw:style-name="gr5" draw:text-style-name="P1" draw:layer="layout" svg:width="2.54cm" svg:height="1.673cm" svg:x="9.572cm" svg:y="4.175cm">
          <draw:text-box>
            <text:p>X2 &lt; 1</text:p>
          </draw:text-box>
        </draw:frame>
        <draw:line draw:style-name="gr2" draw:text-style-name="P2" draw:layer="layout" svg:x1="11.477cm" svg:y1="5.127cm" svg:x2="11.477cm" svg:y2="6.08cm">
          <text:p/>
        </draw:line>
        <draw:line draw:style-name="gr2" draw:text-style-name="P2" draw:layer="layout" svg:x1="9.89cm" svg:y1="5.127cm" svg:x2="9.89cm" svg:y2="6.08cm">
          <text:p/>
        </draw:line>
        <draw:frame draw:style-name="gr6" draw:text-style-name="P1" draw:layer="layout" svg:width="1.27cm" svg:height="2.308cm" svg:x="10.842cm" svg:y="6.08cm">
          <draw:text-box>
            <text:p>15</text:p>
          </draw:text-box>
        </draw:frame>
        <draw:frame draw:style-name="gr7" draw:text-style-name="P1" draw:layer="layout" svg:width="2.857cm" svg:height="0.962cm" svg:x="7.985cm" svg:y="6.08cm">
          <draw:text-box>
            <text:p>X1 &lt; 0</text:p>
          </draw:text-box>
        </draw:frame>
        <draw:line draw:style-name="gr2" draw:text-style-name="P2" draw:layer="layout" svg:x1="9.89cm" svg:y1="7.032cm" svg:x2="9.89cm" svg:y2="7.985cm">
          <text:p/>
        </draw:line>
        <draw:frame draw:style-name="gr5" draw:text-style-name="P1" draw:layer="layout" svg:width="2.54cm" svg:height="1.673cm" svg:x="9.572cm" svg:y="7.985cm">
          <draw:text-box>
            <text:p>X2 &lt; 0</text:p>
          </draw:text-box>
        </draw:frame>
        <draw:line draw:style-name="gr2" draw:text-style-name="P2" draw:layer="layout" svg:x1="8.302cm" svg:y1="7.032cm" svg:x2="8.302cm" svg:y2="7.985cm">
          <text:p/>
        </draw:line>
        <draw:line draw:style-name="gr2" draw:text-style-name="P2" draw:layer="layout" svg:x1="9.89cm" svg:y1="8.937cm" svg:x2="9.89cm" svg:y2="9.89cm">
          <text:p/>
        </draw:line>
        <draw:line draw:style-name="gr2" draw:text-style-name="P2" draw:layer="layout" svg:x1="11.477cm" svg:y1="8.937cm" svg:x2="11.477cm" svg:y2="9.89cm">
          <text:p/>
        </draw:line>
        <draw:frame draw:style-name="gr8" draw:text-style-name="P1" draw:layer="layout" svg:width="0.952cm" svg:height="0.962cm" svg:x="7.985cm" svg:y="7.985cm">
          <draw:text-box>
            <text:p>3</text:p>
          </draw:text-box>
        </draw:frame>
        <draw:frame draw:style-name="gr5" draw:text-style-name="P1" draw:layer="layout" svg:width="1.27cm" svg:height="1.673cm" svg:x="9.255cm" svg:y="9.89cm">
          <draw:text-box>
            <text:p>10</text:p>
          </draw:text-box>
        </draw:frame>
        <draw:frame draw:style-name="gr8" draw:text-style-name="P1" draw:layer="layout" svg:width="0.952cm" svg:height="0.962cm" svg:x="11.16cm" svg:y="9.88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01:14:21.691019643</meta:creation-date>
    <dc:date>2026-02-26T01:31:28.033057065</dc:date>
    <meta:editing-duration>PT6M8S</meta:editing-duration>
    <meta:editing-cycles>1</meta:editing-cycles>
    <meta:document-statistic meta:object-count="17"/>
    <meta:generator>LibreOffice/25.8.4.2$Linux_X86_64 LibreOffice_project/580$Build-2</meta:generator>
  </office:meta>
</office:document-meta>
</file>